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Node.setChildren( ProcessingNode [ ] 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Node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Node.invoke( Environment env , InvokeContext 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PipelineNode.setInternalOnly( boolean internal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Node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lineNode.setLast( boolean is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Node.set500Handler( Processing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Node.set404Handler( Processing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Node.PipelineNod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line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